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ElementDescriptor.set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ElementDescrip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ElementDescriptor.LRUElementDescriptor( Object key , Object payload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